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78580" officeooo:paragraph-rsid="00078580"/>
    </style:style>
    <style:style style:name="P2" style:family="paragraph" style:parent-style-name="Standard">
      <style:text-properties officeooo:rsid="00085ff4" officeooo:paragraph-rsid="00085ff4"/>
    </style:style>
    <style:style style:name="P3" style:family="paragraph" style:parent-style-name="Standard">
      <style:text-properties officeooo:rsid="000d292b" officeooo:paragraph-rsid="00078580"/>
    </style:style>
    <style:style style:name="P4" style:family="paragraph" style:parent-style-name="Standard">
      <style:text-properties officeooo:rsid="000d292b" officeooo:paragraph-rsid="000d292b"/>
    </style:style>
    <style:style style:name="P5" style:family="paragraph" style:parent-style-name="Standard">
      <style:text-properties officeooo:rsid="000e8f9f" officeooo:paragraph-rsid="000e8f9f"/>
    </style:style>
    <style:style style:name="T1" style:family="text">
      <style:text-properties officeooo:rsid="0009e26c"/>
    </style:style>
    <style:style style:name="T2" style:family="text">
      <style:text-properties officeooo:rsid="000b6525"/>
    </style:style>
    <style:style style:name="T3" style:family="text">
      <style:text-properties officeooo:rsid="000e8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/13 – 13일차<text:span text:style-name="T2">(* AVL 재귀 <text:s/>* AVL 풀어 해친것 <text:s/>* RB Tree Algorithm – 숙제)</text:span></text:p>
      <text:p text:style-name="P3"/>
      <text:p text:style-name="P4"><text:span text:style-name="T3">1.</text:span>rb_tree source 분석</text:p>
      <text:p text:style-name="P4"/>
      <text:p text:style-name="P4"/>
      <text:p text:style-name="P5">2. rb_tree 그림</text:p>
      <text:p text:style-name="P5"/>
      <text:p text:style-name="P5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33:22.438569243</meta:creation-date>
    <dc:date>2018-03-13T14:45:02.258008387</dc:date>
    <meta:editing-duration>PT1H31M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0" meta:character-count="93" meta:non-whitespace-character-count="73"/>
  </office:meta>
</office:document-meta>
</file>